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Header">
      <style:text-properties style:font-name="Source Sans Pro" officeooo:rsid="001f2545" officeooo:paragraph-rsid="001ed690"/>
    </style:style>
    <style:style style:name="P2" style:family="paragraph" style:parent-style-name="Footer">
      <style:text-properties style:font-name="Source Sans Pro" officeooo:paragraph-rsid="001ed690"/>
    </style:style>
    <style:style style:name="P3" style:family="paragraph" style:parent-style-name="Text_20_body">
      <style:text-properties officeooo:rsid="002d97bc" officeooo:paragraph-rsid="002d97bc"/>
    </style:style>
    <style:style style:name="P4" style:family="paragraph" style:parent-style-name="Text_20_body">
      <style:text-properties officeooo:rsid="0041b8ea" officeooo:paragraph-rsid="0041b8ea"/>
    </style:style>
    <style:style style:name="P5" style:family="paragraph" style:parent-style-name="Text_20_body">
      <style:text-properties officeooo:rsid="00484846" officeooo:paragraph-rsid="00484846"/>
    </style:style>
    <style:style style:name="P6" style:family="paragraph" style:parent-style-name="Title">
      <style:text-properties style:font-name="Source Sans Pro" officeooo:paragraph-rsid="001ed690"/>
    </style:style>
    <style:style style:name="P7" style:family="paragraph" style:parent-style-name="Text_20_body">
      <style:text-properties style:font-name="Source Sans Pro" officeooo:rsid="0025d2c7" officeooo:paragraph-rsid="0025d2c7"/>
    </style:style>
    <style:style style:name="P8" style:family="paragraph" style:parent-style-name="Text_20_body">
      <style:text-properties style:font-name="Source Sans Pro" officeooo:rsid="002aeaf5" officeooo:paragraph-rsid="002aeaf5"/>
    </style:style>
    <style:style style:name="P9" style:family="paragraph" style:parent-style-name="Text_20_body">
      <style:text-properties style:font-name="Source Sans Pro" officeooo:rsid="00376782" officeooo:paragraph-rsid="00376782"/>
    </style:style>
    <style:style style:name="P10" style:family="paragraph" style:parent-style-name="Text_20_body">
      <style:text-properties style:font-name="Source Sans Pro" officeooo:rsid="0041b8ea" officeooo:paragraph-rsid="0041b8ea"/>
    </style:style>
    <style:style style:name="P11" style:family="paragraph" style:parent-style-name="Text_20_body">
      <style:text-properties style:font-name="Source Sans Pro" officeooo:rsid="00484846" officeooo:paragraph-rsid="00484846"/>
    </style:style>
    <style:style style:name="P12" style:family="paragraph" style:parent-style-name="Text_20_body">
      <style:text-properties style:font-name="Source Sans Pro" officeooo:rsid="004b9c70" officeooo:paragraph-rsid="004b9c70"/>
    </style:style>
    <style:style style:name="P13" style:family="paragraph" style:parent-style-name="Heading_20_1">
      <style:text-properties style:font-name="Source Sans Pro" officeooo:rsid="0025d2c7" officeooo:paragraph-rsid="0025d2c7"/>
    </style:style>
    <style:style style:name="P14" style:family="paragraph" style:parent-style-name="Heading_20_1">
      <style:text-properties style:font-name="Source Sans Pro" officeooo:rsid="002aeaf5" officeooo:paragraph-rsid="002aeaf5"/>
    </style:style>
    <style:style style:name="P15" style:family="paragraph" style:parent-style-name="Heading_20_1">
      <style:text-properties style:font-name="Source Sans Pro" officeooo:rsid="002d97bc" officeooo:paragraph-rsid="002d97bc"/>
    </style:style>
    <style:style style:name="P16" style:family="paragraph" style:parent-style-name="Heading_20_1">
      <style:text-properties style:font-name="Source Sans Pro" officeooo:rsid="00376782" officeooo:paragraph-rsid="00376782"/>
    </style:style>
    <style:style style:name="P17" style:family="paragraph" style:parent-style-name="Heading_20_1">
      <style:text-properties style:font-name="Source Sans Pro" officeooo:rsid="0041b8ea" officeooo:paragraph-rsid="0041b8ea"/>
    </style:style>
    <style:style style:name="P18" style:family="paragraph" style:parent-style-name="Heading_20_1">
      <style:text-properties style:font-name="Source Sans Pro" officeooo:rsid="0044e559" officeooo:paragraph-rsid="0044e559"/>
    </style:style>
    <style:style style:name="T1" style:family="text">
      <style:text-properties officeooo:rsid="00239d54"/>
    </style:style>
    <style:style style:name="T2" style:family="text">
      <style:text-properties officeooo:rsid="002b1edb"/>
    </style:style>
    <style:style style:name="T3" style:family="text">
      <style:text-properties officeooo:rsid="00205caf"/>
    </style:style>
    <style:style style:name="T4" style:family="text">
      <style:text-properties style:font-name="Source Sans Pro"/>
    </style:style>
    <style:style style:name="T5" style:family="text">
      <style:text-properties style:font-name="Source Sans Pro" officeooo:rsid="003336f3"/>
    </style:style>
    <style:style style:name="T6" style:family="text">
      <style:text-properties style:font-name="Source Sans Pro" officeooo:rsid="0044e559"/>
    </style:style>
    <style:style style:name="T7" style:family="text">
      <style:text-properties officeooo:rsid="003336f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oupre <text:span text:style-name="T1">User Manual</text:span></text:p>
      <text:h text:style-name="P13" text:outline-level="1">System Requirements</text:h>
      <text:p text:style-name="P7">Python 3 or better.</text:p>
      <text:p text:style-name="P7">Microsoft Excel, LibreOffice Calculator, or some other program able to develop and generate csv files.</text:p>
      <text:h text:style-name="P14" text:outline-level="1">Installation</text:h>
      <text:p text:style-name="P8">The program does not require installation for a typical user, it is simply run through a web-app.</text:p>
      <text:h text:style-name="P15" text:outline-level="1">Registration</text:h>
      <text:p text:style-name="P3"><text:span text:style-name="T4">Users using the groupre web-app for UNC-CH are expected to use single-sign-on through the Onyen service </text:span><text:span text:style-name="T5">in order to access the web-app.</text:span></text:p>
      <text:h text:style-name="P16" text:outline-level="1"><text:span text:style-name="T7">D</text:span>ata Field Requirements</text:h>
      <text:p text:style-name="P9">All data fields will either be a string (in the case of the seat, name, and various preferences), or an integer (PID or Team ID).</text:p>
      <text:h text:style-name="P17" text:outline-level="1">Program Use</text:h>
      <text:p text:style-name="P4"><text:span text:style-name="T4">Go to </text:span><text:a xlink:type="simple" xlink:href="https://master-groupre.cloudapps.unc.edu/" text:style-name="Internet_20_link" text:visited-style-name="Visited_20_Internet_20_Link"><text:span text:style-name="T4">https://master-groupre.cloudapps.unc.edu</text:span></text:a><text:span text:style-name="T4">, upload your csv files, click run, and download the output.</text:span></text:p>
      <text:p text:style-name="P10">When the GUI is complete, you will be able to design room templates and blueprints dynamically, and then assign seat properties within that design.</text:p>
      <text:h text:style-name="P17" text:outline-level="1">Troubleshooting</text:h>
      <text:p text:style-name="P10">If any errors are received, verify that the input files are in the correct format.</text:p>
      <text:h text:style-name="P18" text:outline-level="1"><text:soft-page-break/>Current Needs, Should Project End Today</text:h>
      <text:p text:style-name="P5"><text:span text:style-name="T6">F</text:span><text:span text:style-name="T4">inished web-app GUI</text:span></text:p>
      <text:p text:style-name="P11">Interaction between web-app GUI and back-end module</text:p>
      <text:p text:style-name="P11">Debugging</text:p>
      <text:p text:style-name="P11">Finalization of CloudApps integration</text:p>
      <text:p text:style-name="P11"/>
      <text:p text:style-name="P12">FAQ will be available on the team website once there is user feedback and questions to answ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Noto Sans Devanagari" svg:font-family="'Noto Sans Devanagari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Source Sans Pro" officeooo:rsid="001f2545" officeooo:paragraph-rsid="001ed690"/>
    </style:style>
    <style:style style:name="MP2" style:family="paragraph" style:parent-style-name="Footer">
      <style:text-properties style:font-name="Source Sans Pro" officeooo:paragraph-rsid="001ed690"/>
    </style:style>
    <style:style style:name="MT1" style:family="text">
      <style:text-properties officeooo:rsid="00239d54"/>
    </style:style>
    <style:style style:name="MT2" style:family="text">
      <style:text-properties officeooo:rsid="002b1edb"/>
    </style:style>
    <style:style style:name="MT3" style:family="text">
      <style:text-properties officeooo:rsid="00205ca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groupre <text:span text:style-name="MT1">User Manual</text:span><text:tab/><text:span text:style-name="MT2">Sprint 6</text:span><text:tab/><text:span text:style-name="MT3">28/11/2017</text:span>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02:48:45.718242224</meta:creation-date>
    <dc:date>2017-12-11T02:54:36.783071060</dc:date>
    <meta:editing-duration>PT6M12S</meta:editing-duration>
    <meta:editing-cycles>13</meta:editing-cycles>
    <meta:generator>LibreOffice/5.4.3.2$Linux_X86_64 LibreOffice_project/40m0$Build-2</meta:generator>
    <meta:document-statistic meta:table-count="0" meta:image-count="0" meta:object-count="0" meta:page-count="2" meta:paragraph-count="23" meta:word-count="193" meta:character-count="1218" meta:non-whitespace-character-count="1048"/>
  </office:meta>
</office:document-meta>
</file>